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81d" officeooo:paragraph-rsid="001a581d"/>
    </style:style>
    <style:style style:name="P2" style:family="paragraph" style:parent-style-name="Standard">
      <style:text-properties officeooo:rsid="001ad1c7" officeooo:paragraph-rsid="001ad1c7"/>
    </style:style>
    <style:style style:name="P3" style:family="paragraph" style:parent-style-name="Standard">
      <style:text-properties officeooo:rsid="001c4942" officeooo:paragraph-rsid="001c4942"/>
    </style:style>
    <style:style style:name="P4" style:family="paragraph" style:parent-style-name="Standard">
      <style:text-properties officeooo:rsid="001d1c9f" officeooo:paragraph-rsid="001e1a02"/>
    </style:style>
    <style:style style:name="P5" style:family="paragraph" style:parent-style-name="Standard">
      <style:text-properties officeooo:rsid="001e1a02" officeooo:paragraph-rsid="001e1a02"/>
    </style:style>
    <style:style style:name="P6" style:family="paragraph" style:parent-style-name="Standard">
      <style:text-properties officeooo:rsid="001e1a02" officeooo:paragraph-rsid="001f5f12"/>
    </style:style>
    <style:style style:name="P7" style:family="paragraph" style:parent-style-name="Standard">
      <style:text-properties officeooo:rsid="001f5f12" officeooo:paragraph-rsid="001f5f12"/>
    </style:style>
    <style:style style:name="T1" style:family="text">
      <style:text-properties officeooo:rsid="001ad1c7"/>
    </style:style>
    <style:style style:name="T2" style:family="text">
      <style:text-properties officeooo:rsid="001d1c9f"/>
    </style:style>
    <style:style style:name="T3" style:family="text">
      <style:text-properties officeooo:rsid="001e1a02"/>
    </style:style>
    <style:style style:name="T4" style:family="text">
      <style:text-properties officeooo:rsid="001f5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opsis :</text:p>
      <text:p text:style-name="P3">Alentours des Cornes Des tempêtes. Bourg <text:span text:style-name="T2">de Fierétang. Dans le comté de Tilverton</text:span></text:p>
      <text:p text:style-name="P1">5 aventuriers dans une taverne : trouver motif ? <text:span text:style-name="T1">=&gt; se sont retrouvés en tant que brigade sur une région frontalière (un peu enrôlés de force, moyen) </text:span></text:p>
      <text:p text:style-name="P2">La Valseuse (Mélindra) prétend avoir été attaquée par des bandits sévissants dans les montagnes environnantes. Leur demande de retrouver sa lyre préférée. (Utilise un sort de charme au cas où?)</text:p>
      <text:p text:style-name="P2">----<text:span text:style-name="T3">voyage dans la passe des gnolls</text:span></text:p>
      <text:p text:style-name="P4">Après un combat contre quelques orques, </text:p>
      <text:p text:style-name="P4">---- <text:span text:style-name="T3">pause 1ère rencontre</text:span></text:p>
      <text:p text:style-name="P4">ils se font rattraper par les pisteurs. Un grand chevalier leur fonce dessus. Ils perdent le combat.</text:p>
      <text:p text:style-name="P5">Au réveil ils ne sont même pas enchaînés, Interrogatoire de Richard,</text:p>
      <text:p text:style-name="P5">---Grosse phase dialogue, explications des points suivants :</text:p>
      <text:p text:style-name="P5">-qui est vraiment Mélindra ?</text:p>
      <text:p text:style-name="P5">-pourquoi la poursuivent-ils et qui sont-ils ?</text:p>
      <text:p text:style-name="P5">-coup du calepin de noms</text:p>
      <text:p text:style-name="P5">se barre discuter avec le capitaine (séduction d'onzen et onler)</text:p>
      <text:p text:style-name="P5">-Il revient et leur explique leur rôle (eux se cassent à tilverton chercher du renfort)</text:p>
      <text:p text:style-name="P5">-Ils retournent avec Hanna à Fierétang</text:p>
      <text:p text:style-name="P6">- - - - <text:span text:style-name="T4">voyage sans rien de particulier ?</text:span></text:p>
      <text:p text:style-name="P6"><text:span text:style-name="T4">Hanna va chercher des indices</text:span></text:p>
      <text:p text:style-name="P7">-Rencontre innatendue avec le Farc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0:22:54.324754128</meta:creation-date>
    <dc:date>2016-02-03T12:54:10.976662187</dc:date>
    <meta:editing-duration>P1DT16H30M2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94" meta:character-count="1156" meta:non-whitespace-character-count="981"/>
  </office:meta>
</office:document-meta>
</file>